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peedu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par</text:p>
          </table:table-cell>
          <table:table-cell office:value-type="string" table:style-name="ce1">
            <text:p>opt</text:p>
          </table:table-cell>
          <table:table-cell table:style-name="ce1"/>
          <table:table-cell office:value-type="string" table:style-name="ce1">
            <text:p>before</text:p>
          </table:table-cell>
          <table:table-cell office:value-type="string" table:style-name="ce1">
            <text:p>after</text:p>
          </table:table-cell>
          <table:table-cell office:value-type="string" table:style-name="ce1">
            <text:p>score</text:p>
          </table:table-cell>
          <table:table-cell table:number-columns-repeated="16377"/>
        </table:table-row>
        <table:table-row table:style-name="ro1">
          <table:table-cell office:value-type="float" office:value="2.7699999999999999E-2" table:style-name="ce1">
            <text:p>0.0277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8.0000000000000002E-3" table:style-name="ce2">
            <text:p>0.008</text:p>
          </table:table-cell>
          <table:table-cell table:style-name="ce1"/>
          <table:table-cell office:value-type="float" office:value="2.2704918032786883" table:formula="of:=[.A2]/[.B2]" table:style-name="ce1">
            <text:p>2.270491803</text:p>
          </table:table-cell>
          <table:table-cell office:value-type="float" office:value="3.4624999999999999" table:formula="of:=[.A2]/[.C2]" table:style-name="ce1">
            <text:p>3.4625</text:p>
          </table:table-cell>
          <table:table-cell office:value-type="float" office:value="1.4900102459016396" table:formula="of:=MIN([.F2]-[.E2];20)*1.25" table:style-name="ce1">
            <text:p>1.490010246</text:p>
          </table:table-cell>
          <table:table-cell table:number-columns-repeated="16377"/>
        </table:table-row>
        <table:table-row table:style-name="ro1">
          <table:table-cell office:value-type="float" office:value="0.2248" table:style-name="ce1">
            <text:p>0.2248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4.4699999999999997E-2" table:style-name="ce1">
            <text:p>0.0447</text:p>
          </table:table-cell>
          <table:table-cell table:style-name="ce1"/>
          <table:table-cell office:value-type="float" office:value="3.0337381916329287" table:formula="of:=[.A3]/[.B3]" table:style-name="ce1">
            <text:p>3.033738192</text:p>
          </table:table-cell>
          <table:table-cell office:value-type="float" office:value="5.0290827740492174" table:formula="of:=[.A3]/[.C3]" table:style-name="ce1">
            <text:p>5.029082774</text:p>
          </table:table-cell>
          <table:table-cell office:value-type="float" office:value="2.4941807280203609" table:formula="of:=MIN([.F3]-[.E3];20)*1.25" table:style-name="ce1">
            <text:p>2.494180728</text:p>
          </table:table-cell>
          <table:table-cell table:number-columns-repeated="16377"/>
        </table:table-row>
        <table:table-row table:style-name="ro1">
          <table:table-cell office:value-type="float" office:value="0.80659999999999998" table:style-name="ce1">
            <text:p>0.8066</text:p>
          </table:table-cell>
          <table:table-cell office:value-type="float" office:value="0.25380000000000003" table:style-name="ce1">
            <text:p>0.2538</text:p>
          </table:table-cell>
          <table:table-cell office:value-type="float" office:value="5.57E-2" table:style-name="ce1">
            <text:p>0.0557</text:p>
          </table:table-cell>
          <table:table-cell table:style-name="ce1"/>
          <table:table-cell office:value-type="float" office:value="3.1780929866036245" table:formula="of:=[.A4]/[.B4]" table:style-name="ce1">
            <text:p>3.178092987</text:p>
          </table:table-cell>
          <table:table-cell office:value-type="float" office:value="14.481149012567325" table:formula="of:=[.A4]/[.C4]" table:style-name="ce1">
            <text:p>14.48114901</text:p>
          </table:table-cell>
          <table:table-cell office:value-type="float" office:value="14.128820032454625" table:formula="of:=MIN([.F4]-[.E4];20)*1.25" table:style-name="ce1">
            <text:p>14.12882003</text:p>
          </table:table-cell>
          <table:table-cell table:number-columns-repeated="16377"/>
        </table:table-row>
        <table:table-row table:style-name="ro1">
          <table:table-cell office:value-type="float" office:value="2.5512999999999999" table:style-name="ce1">
            <text:p>2.5513</text:p>
          </table:table-cell>
          <table:table-cell office:value-type="float" office:value="0.71140000000000003" table:style-name="ce1">
            <text:p>0.7114</text:p>
          </table:table-cell>
          <table:table-cell office:value-type="float" office:value="8.5099999999999995E-2" table:style-name="ce1">
            <text:p>0.0851</text:p>
          </table:table-cell>
          <table:table-cell table:style-name="ce1"/>
          <table:table-cell office:value-type="float" office:value="3.5863086870958671" table:formula="of:=[.A5]/[.B5]" table:style-name="ce1">
            <text:p>3.586308687</text:p>
          </table:table-cell>
          <table:table-cell office:value-type="float" office:value="29.980023501762634" table:formula="of:=[.A5]/[.C5]" table:style-name="ce1">
            <text:p>29.9800235</text:p>
          </table:table-cell>
          <table:table-cell office:value-type="float" office:value="25" table:formula="of:=MIN([.F5]-[.E5];20)*1.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8.0229999999999997" table:style-name="ce1">
            <text:p>8.023</text:p>
          </table:table-cell>
          <table:table-cell office:value-type="float" office:value="1.9165000000000001" table:style-name="ce1">
            <text:p>1.9165</text:p>
          </table:table-cell>
          <table:table-cell office:value-type="float" office:value="0.12509999999999999" table:style-name="ce1">
            <text:p>0.1251</text:p>
          </table:table-cell>
          <table:table-cell table:style-name="ce1"/>
          <table:table-cell office:value-type="float" office:value="4.1862770675710932" table:formula="of:=[.A6]/[.B6]" table:style-name="ce1">
            <text:p>4.186277068</text:p>
          </table:table-cell>
          <table:table-cell office:value-type="float" office:value="64.132693844924063" table:formula="of:=[.A6]/[.C6]" table:style-name="ce1">
            <text:p>64.13269384</text:p>
          </table:table-cell>
          <table:table-cell office:value-type="float" office:value="25" table:formula="of:=MIN([.F6]-[.E6];20)*1.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16.6952" table:style-name="ce1">
            <text:p>16.6952</text:p>
          </table:table-cell>
          <table:table-cell office:value-type="float" office:value="3.9399000000000002" table:style-name="ce1">
            <text:p>3.9399</text:p>
          </table:table-cell>
          <table:table-cell office:value-type="float" office:value="0.1903" table:style-name="ce1">
            <text:p>0.1903</text:p>
          </table:table-cell>
          <table:table-cell table:style-name="ce1"/>
          <table:table-cell office:value-type="float" office:value="4.2374679560394934" table:formula="of:=[.A7]/[.B7]" table:style-name="ce1">
            <text:p>4.237467956</text:p>
          </table:table-cell>
          <table:table-cell office:value-type="float" office:value="87.730951129795059" table:formula="of:=[.A7]/[.C7]" table:style-name="ce1">
            <text:p>87.73095113</text:p>
          </table:table-cell>
          <table:table-cell office:value-type="float" office:value="25" table:formula="of:=MIN([.F7]-[.E7];20)*1.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6.760899999999999" table:style-name="ce1">
            <text:p>26.7609</text:p>
          </table:table-cell>
          <table:table-cell office:value-type="float" office:value="7.1859000000000002" table:style-name="ce1">
            <text:p>7.1859</text:p>
          </table:table-cell>
          <table:table-cell office:value-type="float" office:value="0.28370000000000001" table:style-name="ce1">
            <text:p>0.2837</text:p>
          </table:table-cell>
          <table:table-cell table:style-name="ce1"/>
          <table:table-cell office:value-type="float" office:value="3.7240846658038658" table:formula="of:=[.A8]/[.B8]" table:style-name="ce1">
            <text:p>3.724084666</text:p>
          </table:table-cell>
          <table:table-cell office:value-type="float" office:value="94.328163553048995" table:formula="of:=[.A8]/[.C8]" table:style-name="ce1">
            <text:p>94.32816355</text:p>
          </table:table-cell>
          <table:table-cell office:value-type="float" office:value="25" table:formula="of:=MIN([.F8]-[.E8];20)*1.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40.916200000000003" table:style-name="ce1">
            <text:p>40.9162</text:p>
          </table:table-cell>
          <table:table-cell office:value-type="float" office:value="11.401300000000001" table:style-name="ce1">
            <text:p>11.4013</text:p>
          </table:table-cell>
          <table:table-cell office:value-type="float" office:value="0.41070000000000001" table:style-name="ce1">
            <text:p>0.4107</text:p>
          </table:table-cell>
          <table:table-cell table:style-name="ce1"/>
          <table:table-cell office:value-type="float" office:value="3.5887311096103076" table:formula="of:=[.A9]/[.B9]" table:style-name="ce1">
            <text:p>3.58873111</text:p>
          </table:table-cell>
          <table:table-cell office:value-type="float" office:value="99.625517409301196" table:formula="of:=[.A9]/[.C9]" table:style-name="ce1">
            <text:p>99.62551741</text:p>
          </table:table-cell>
          <table:table-cell office:value-type="float" office:value="25" table:formula="of:=MIN([.F9]-[.E9];20)*1.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8.964199999999998" table:style-name="ce1">
            <text:p>58.9642</text:p>
          </table:table-cell>
          <table:table-cell office:value-type="float" office:value="16.793299999999999" table:style-name="ce1">
            <text:p>16.7933</text:p>
          </table:table-cell>
          <table:table-cell office:value-type="float" office:value="0.56369999999999998" table:style-name="ce1">
            <text:p>0.5637</text:p>
          </table:table-cell>
          <table:table-cell table:style-name="ce1"/>
          <table:table-cell office:value-type="float" office:value="3.5111740991943217" table:formula="of:=[.A10]/[.B10]" table:style-name="ce1">
            <text:p>3.511174099</text:p>
          </table:table-cell>
          <table:table-cell office:value-type="float" office:value="104.60209331204541" table:formula="of:=[.A10]/[.C10]" table:style-name="ce1">
            <text:p>104.6020933</text:p>
          </table:table-cell>
          <table:table-cell office:value-type="float" office:value="25" table:formula="of:=MIN([.F10]-[.E10];20)*1.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82.279799999999994" table:style-name="ce1">
            <text:p>82.2798</text:p>
          </table:table-cell>
          <table:table-cell office:value-type="float" office:value="24.4191" table:style-name="ce1">
            <text:p>24.4191</text:p>
          </table:table-cell>
          <table:table-cell office:value-type="float" office:value="0.78710000000000002" table:style-name="ce1">
            <text:p>0.7871</text:p>
          </table:table-cell>
          <table:table-cell table:style-name="ce1"/>
          <table:table-cell office:value-type="float" office:value="3.3694853618683731" table:formula="of:=[.A11]/[.B11]" table:style-name="ce1">
            <text:p>3.369485362</text:p>
          </table:table-cell>
          <table:table-cell office:value-type="float" office:value="104.53538305170879" table:formula="of:=[.A11]/[.C11]" table:style-name="ce1">
            <text:p>104.5353831</text:p>
          </table:table-cell>
          <table:table-cell office:value-type="float" office:value="25" table:formula="of:=MIN([.F11]-[.E11];20)*1.25" table:style-name="ce1">
            <text:p>25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Dulaj Atapattu</meta:initial-creator>
    <dc:creator>Dulaj Atapattu</dc:creator>
    <meta:creation-date>2017-07-06T04:38:38Z</meta:creation-date>
    <dc:date>2017-07-06T04:38:38Z</dc:date>
    <meta:editing-cycles>11</meta:editing-cycles>
    <meta:editing-duration>PT6569S</meta:editing-duration>
  </office:meta>
</office:document-meta>
</file>